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0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46H48M44.760051001S" calcext:value-type="time">
            <text:p>1846:4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4H40M38.958S" calcext:value-type="time">
            <text:p>04:40</text:p>
          </table:table-cell>
          <table:table-cell table:style-name="ce3"/>
          <table:table-cell office:value-type="string" calcext:value-type="string">
            <text:p>Spatula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21H43M32.9S" calcext:value-type="time">
            <text:p>21: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70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70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8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70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70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8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8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8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8" office:value-type="string" calcext:value-type="string">
            <text:p>All Hallows’ Eve</text:p>
          </table:table-cell>
          <table:table-cell/>
          <table:table-cell table:style-name="ce78"/>
          <table:table-cell table:style-name="ce68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70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8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8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8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8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3">00/00/0000</text:date>, <text:time style:data-style-name="N2" text:time-value="08:11:20.3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3T12:22:43.011000000</dc:date>
    <meta:editing-duration>P82DT23H2M57S</meta:editing-duration>
    <meta:editing-cycles>2188</meta:editing-cycles>
    <meta:generator>LibreOffice/7.2.6.2$Windows_X86_64 LibreOffice_project/b0ec3a565991f7569a5a7f5d24fed7f52653d754</meta:generator>
    <dc:creator>Benjamin Laws</dc:creator>
    <meta:document-statistic meta:table-count="2" meta:cell-count="2699" meta:object-count="0"/>
  </office:meta>
</office:document-meta>
</file>